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Alma Mono" svg:font-family="Alma Mon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language="de" fo:country="DE"/>
    </style:style>
    <style:style style:name="P2" style:parent-style-name="Überschrift1" style:family="paragraph">
      <style:text-properties fo:language="de" fo:country="DE"/>
    </style:style>
    <style:style style:name="P3" style:parent-style-name="Textbody" style:family="paragraph">
      <style:text-properties fo:language="de" fo:country="DE"/>
    </style:style>
    <style:style style:name="P4" style:parent-style-name="Überschrift1" style:family="paragraph">
      <style:text-properties fo:language="de" fo:country="DE"/>
    </style:style>
    <style:style style:name="P5" style:parent-style-name="Textbody" style:family="paragraph">
      <style:text-properties fo:language="de" fo:country="DE"/>
    </style:style>
    <style:style style:name="P6" style:parent-style-name="Textbody" style:family="paragraph">
      <style:paragraph-properties fo:text-align="center"/>
      <style:text-properties style:font-name="Alma Mono"/>
    </style:style>
    <style:style style:name="T7" style:parent-style-name="Absatz-Standardschriftart" style:family="text">
      <style:text-properties fo:language="de" fo:country="DE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language="de" fo:country="DE"/>
    </style:style>
    <style:style style:name="T10" style:parent-style-name="Absatz-Standardschriftart" style:family="text">
      <style:text-properties fo:language="de" fo:country="DE"/>
    </style:style>
    <style:style style:name="T11" style:parent-style-name="Absatz-Standardschriftart" style:family="text">
      <style:text-properties fo:language="de" fo:country="DE"/>
    </style:style>
    <style:style style:name="T12" style:parent-style-name="Absatz-Standardschriftart" style:family="text">
      <style:text-properties fo:language="de" fo:country="DE"/>
    </style:style>
    <style:style style:name="T13" style:parent-style-name="Absatz-Standardschriftart" style:family="text">
      <style:text-properties fo:language="de" fo:country="DE"/>
    </style:style>
    <style:style style:name="T14" style:parent-style-name="Absatz-Standardschriftart" style:family="text">
      <style:text-properties fo:language="de" fo:country="DE"/>
    </style:style>
    <style:style style:name="T15" style:parent-style-name="Absatz-Standardschriftart" style:family="text">
      <style:text-properties fo:language="de" fo:country="DE"/>
    </style:style>
    <style:style style:name="T16" style:parent-style-name="Absatz-Standardschriftart" style:family="text">
      <style:text-properties fo:language="de" fo:country="DE"/>
    </style:style>
    <style:style style:name="T17" style:parent-style-name="Absatz-Standardschriftart" style:family="text">
      <style:text-properties fo:language="de" fo:country="DE"/>
    </style:style>
    <style:style style:name="T18" style:parent-style-name="Absatz-Standardschriftart" style:family="text">
      <style:text-properties fo:language="de" fo:country="DE"/>
    </style:style>
    <style:style style:name="T19" style:parent-style-name="Absatz-Standardschriftart" style:family="text">
      <style:text-properties fo:language="de" fo:country="DE"/>
    </style:style>
    <style:style style:name="T20" style:parent-style-name="Absatz-Standardschriftart" style:family="text">
      <style:text-properties fo:language="de" fo:country="DE"/>
    </style:style>
    <style:style style:name="T21" style:parent-style-name="Absatz-Standardschriftart" style:family="text">
      <style:text-properties fo:language="de" fo:country="DE"/>
    </style:style>
    <style:style style:name="T22" style:parent-style-name="Absatz-Standardschriftart" style:family="text">
      <style:text-properties fo:language="de" fo:country="DE"/>
    </style:style>
    <style:style style:name="T23" style:parent-style-name="Absatz-Standardschriftart" style:family="text">
      <style:text-properties fo:language="de" fo:country="DE"/>
    </style:style>
    <style:style style:name="T24" style:parent-style-name="Absatz-Standardschriftart" style:family="text">
      <style:text-properties fo:language="de" fo:country="DE"/>
    </style:style>
    <style:style style:name="T25" style:parent-style-name="Absatz-Standardschriftart" style:family="text">
      <style:text-properties fo:language="de" fo:country="DE"/>
    </style:style>
    <style:style style:name="T26" style:parent-style-name="Absatz-Standardschriftart" style:family="text">
      <style:text-properties fo:language="de" fo:country="DE"/>
    </style:style>
    <style:style style:name="T27" style:parent-style-name="Absatz-Standardschriftart" style:family="text">
      <style:text-properties fo:language="de" fo:country="DE"/>
    </style:style>
    <style:style style:name="T28" style:parent-style-name="Absatz-Standardschriftart" style:family="text">
      <style:text-properties fo:language="de" fo:country="DE"/>
    </style:style>
    <style:style style:name="T29" style:parent-style-name="Absatz-Standardschriftart" style:family="text">
      <style:text-properties fo:language="de" fo:country="DE"/>
    </style:style>
    <style:style style:name="T30" style:parent-style-name="Absatz-Standardschriftart" style:family="text">
      <style:text-properties fo:language="de" fo:country="DE"/>
    </style:style>
    <style:style style:name="T31" style:parent-style-name="Absatz-Standardschriftart" style:family="text">
      <style:text-properties fo:language="de" fo:country="DE"/>
    </style:style>
    <style:style style:name="T32" style:parent-style-name="Absatz-Standardschriftart" style:family="text">
      <style:text-properties fo:language="de" fo:country="DE"/>
    </style:style>
    <style:style style:name="T33" style:parent-style-name="Absatz-Standardschriftart" style:family="text">
      <style:text-properties fo:language="de" fo:country="DE"/>
    </style:style>
    <style:style style:name="T34" style:parent-style-name="Absatz-Standardschriftart" style:family="text">
      <style:text-properties fo:language="de" fo:country="DE"/>
    </style:style>
    <style:style style:name="T35" style:parent-style-name="Absatz-Standardschriftart" style:family="text">
      <style:text-properties fo:language="de" fo:country="DE"/>
    </style:style>
    <style:style style:name="T36" style:parent-style-name="Absatz-Standardschriftart" style:family="text">
      <style:text-properties fo:language="de" fo:country="DE"/>
    </style:style>
    <style:style style:name="T37" style:parent-style-name="Absatz-Standardschriftart" style:family="text">
      <style:text-properties fo:language="de" fo:country="DE"/>
    </style:style>
    <style:style style:name="T38" style:parent-style-name="Kommentarzeichen" style:family="text">
      <style:text-properties style:font-name-complex="Mangal"/>
    </style:style>
    <style:style style:name="T39" style:parent-style-name="Absatz-Standardschriftart" style:family="text">
      <style:text-properties fo:language="de" fo:country="DE"/>
    </style:style>
    <style:style style:name="T40" style:parent-style-name="Absatz-Standardschriftart" style:family="text">
      <style:text-properties fo:language="de" fo:country="DE"/>
    </style:style>
    <style:style style:name="T41" style:parent-style-name="Absatz-Standardschriftart" style:family="text">
      <style:text-properties fo:language="de" fo:country="DE"/>
    </style:style>
    <style:style style:name="T42" style:parent-style-name="Absatz-Standardschriftart" style:family="text">
      <style:text-properties fo:language="de" fo:country="DE"/>
    </style:style>
    <style:style style:name="T43" style:parent-style-name="Absatz-Standardschriftart" style:family="text">
      <style:text-properties fo:language="de" fo:country="DE"/>
    </style:style>
    <style:style style:name="T44" style:parent-style-name="Absatz-Standardschriftart" style:family="text">
      <style:text-properties fo:language="de" fo:country="DE"/>
    </style:style>
    <style:style style:name="T45" style:parent-style-name="Absatz-Standardschriftart" style:family="text">
      <style:text-properties fo:language="de" fo:country="DE"/>
    </style:style>
    <style:style style:name="T46" style:parent-style-name="Absatz-Standardschriftart" style:family="text">
      <style:text-properties fo:language="de" fo:country="DE"/>
    </style:style>
    <style:style style:name="T47" style:parent-style-name="Absatz-Standardschriftart" style:family="text">
      <style:text-properties fo:language="de" fo:country="DE"/>
    </style:style>
    <style:style style:name="T48" style:parent-style-name="Absatz-Standardschriftart" style:family="text">
      <style:text-properties fo:language="de" fo:country="DE"/>
    </style:style>
    <style:style style:name="T49" style:parent-style-name="Absatz-Standardschriftart" style:family="text">
      <style:text-properties fo:language="de" fo:country="DE"/>
    </style:style>
    <style:style style:name="T50" style:parent-style-name="Absatz-Standardschriftart" style:family="text">
      <style:text-properties fo:language="de" fo:country="DE"/>
    </style:style>
    <style:style style:name="T51" style:parent-style-name="Kommentarzeichen" style:family="text">
      <style:text-properties style:font-name-complex="Mangal"/>
    </style:style>
    <style:style style:name="T52" style:parent-style-name="Absatz-Standardschriftart" style:family="text">
      <style:text-properties fo:language="de" fo:country="DE"/>
    </style:style>
    <style:style style:name="T53" style:parent-style-name="Absatz-Standardschriftart" style:family="text">
      <style:text-properties fo:language="de" fo:country="DE"/>
    </style:style>
    <style:style style:name="T54" style:parent-style-name="Absatz-Standardschriftart" style:family="text">
      <style:text-properties fo:language="de" fo:country="DE"/>
    </style:style>
    <style:style style:name="T55" style:parent-style-name="Absatz-Standardschriftart" style:family="text">
      <style:text-properties fo:language="de" fo:country="DE"/>
    </style:style>
    <style:style style:name="T56" style:parent-style-name="Absatz-Standardschriftart" style:family="text">
      <style:text-properties fo:language="de" fo:country="DE"/>
    </style:style>
    <style:style style:name="T57" style:parent-style-name="Absatz-Standardschriftart" style:family="text">
      <style:text-properties fo:language="de" fo:country="DE"/>
    </style:style>
    <style:style style:name="T58" style:parent-style-name="Absatz-Standardschriftart" style:family="text">
      <style:text-properties fo:language="de" fo:country="DE"/>
    </style:style>
    <style:style style:name="T59" style:parent-style-name="Absatz-Standardschriftart" style:family="text">
      <style:text-properties fo:language="de" fo:country="DE"/>
    </style:style>
    <style:style style:name="P60" style:parent-style-name="Textbody" style:family="paragraph">
      <style:text-properties fo:language="de" fo:country="DE"/>
    </style:style>
    <style:style style:name="P61" style:parent-style-name="Textbody" style:family="paragraph">
      <style:paragraph-properties fo:text-indent="0.4923in"/>
      <style:text-properties style:font-name="Alma Mono" fo:language="de" fo:country="DE"/>
    </style:style>
    <style:style style:name="P62" style:parent-style-name="Textbody" style:family="paragraph">
      <style:paragraph-properties fo:text-indent="0.4923in"/>
      <style:text-properties style:font-name="Alma Mono" fo:language="de" fo:country="DE"/>
    </style:style>
    <style:style style:name="P63" style:parent-style-name="Textbody" style:family="paragraph">
      <style:paragraph-properties fo:text-indent="0.4923in"/>
      <style:text-properties style:font-name="Alma Mono"/>
    </style:style>
    <style:style style:name="P64" style:parent-style-name="Textbody" style:family="paragraph">
      <style:paragraph-properties fo:text-indent="0.4923in"/>
      <style:text-properties style:font-name="Alma Mono"/>
    </style:style>
    <style:style style:name="P65" style:parent-style-name="Textbody" style:family="paragraph">
      <style:paragraph-properties fo:text-indent="0.4923in"/>
    </style:style>
    <style:style style:name="T66" style:parent-style-name="Absatz-Standardschriftart" style:family="text">
      <style:text-properties style:font-name="Alma Mono" fo:language="de" fo:country="DE"/>
    </style:style>
    <style:style style:name="T67" style:parent-style-name="Kommentarzeichen" style:family="text">
      <style:text-properties style:font-name-complex="Mangal"/>
    </style:style>
    <style:style style:name="T68" style:parent-style-name="Absatz-Standardschriftart" style:family="text">
      <style:text-properties style:font-name="Alma Mono" fo:language="de" fo:country="DE"/>
    </style:style>
    <style:style style:name="P69" style:parent-style-name="Überschrift1" style:family="paragraph">
      <style:text-properties fo:language="de" fo:country="DE"/>
    </style:style>
    <style:style style:name="T70" style:parent-style-name="Absatz-Standardschriftart" style:family="text">
      <style:text-properties fo:language="de" fo:country="DE"/>
    </style:style>
    <style:style style:name="T71" style:parent-style-name="Absatz-Standardschriftart" style:family="text">
      <style:text-properties fo:language="de" fo:country="DE"/>
    </style:style>
    <style:style style:name="T72" style:parent-style-name="Absatz-Standardschriftart" style:family="text">
      <style:text-properties fo:language="de" fo:country="DE"/>
    </style:style>
    <style:style style:name="T73" style:parent-style-name="Absatz-Standardschriftart" style:family="text">
      <style:text-properties fo:language="de" fo:country="DE"/>
    </style:style>
    <style:style style:name="T74" style:parent-style-name="Absatz-Standardschriftart" style:family="text">
      <style:text-properties fo:language="de" fo:country="DE"/>
    </style:style>
    <style:style style:name="T75" style:parent-style-name="Absatz-Standardschriftart" style:family="text">
      <style:text-properties fo:language="de" fo:country="DE"/>
    </style:style>
    <style:style style:name="T76" style:parent-style-name="Absatz-Standardschriftart" style:family="text">
      <style:text-properties fo:language="de" fo:country="DE"/>
    </style:style>
    <style:style style:name="T77" style:parent-style-name="Absatz-Standardschriftart" style:family="text">
      <style:text-properties fo:language="de" fo:country="DE"/>
    </style:style>
    <style:style style:name="T78" style:parent-style-name="Absatz-Standardschriftart" style:family="text">
      <style:text-properties fo:language="de" fo:country="DE"/>
    </style:style>
    <style:style style:name="T79" style:parent-style-name="Absatz-Standardschriftart" style:family="text">
      <style:text-properties fo:language="de" fo:country="DE"/>
    </style:style>
    <style:style style:name="T80" style:parent-style-name="Kommentarzeichen" style:family="text">
      <style:text-properties style:font-name-complex="Mangal"/>
    </style:style>
    <style:style style:name="T81" style:parent-style-name="Absatz-Standardschriftart" style:family="text">
      <style:text-properties fo:language="de" fo:country="DE"/>
    </style:style>
    <style:style style:name="T82" style:parent-style-name="Absatz-Standardschriftart" style:family="text">
      <style:text-properties fo:language="de" fo:country="DE"/>
    </style:style>
    <style:style style:name="T83" style:parent-style-name="Absatz-Standardschriftart" style:family="text">
      <style:text-properties fo:language="de" fo:country="DE"/>
    </style:style>
    <style:style style:name="T84" style:parent-style-name="Absatz-Standardschriftart" style:family="text">
      <style:text-properties fo:language="de" fo:country="DE"/>
    </style:style>
    <style:style style:name="T85" style:parent-style-name="Absatz-Standardschriftart" style:family="text">
      <style:text-properties fo:language="de" fo:country="DE"/>
    </style:style>
    <style:style style:name="T86" style:parent-style-name="Absatz-Standardschriftart" style:family="text">
      <style:text-properties fo:language="de" fo:country="DE"/>
    </style:style>
    <style:style style:name="T87" style:parent-style-name="Absatz-Standardschriftart" style:family="text">
      <style:text-properties fo:language="de" fo:country="DE"/>
    </style:style>
    <style:style style:name="T88" style:parent-style-name="Absatz-Standardschriftart" style:family="text">
      <style:text-properties fo:language="de" fo:country="DE"/>
    </style:style>
    <style:style style:name="T89" style:parent-style-name="Absatz-Standardschriftart" style:family="text">
      <style:text-properties fo:language="de" fo:country="DE"/>
    </style:style>
    <style:style style:name="T90" style:parent-style-name="Absatz-Standardschriftart" style:family="text">
      <style:text-properties fo:language="de" fo:country="DE"/>
    </style:style>
    <style:style style:name="T91" style:parent-style-name="Absatz-Standardschriftart" style:family="text">
      <style:text-properties fo:language="de" fo:country="DE"/>
    </style:style>
    <style:style style:name="T92" style:parent-style-name="Absatz-Standardschriftart" style:family="text">
      <style:text-properties fo:language="de" fo:country="DE"/>
    </style:style>
    <style:style style:name="T93" style:parent-style-name="Absatz-Standardschriftart" style:family="text">
      <style:text-properties fo:language="de" fo:country="DE"/>
    </style:style>
    <style:style style:name="T94" style:parent-style-name="Absatz-Standardschriftart" style:family="text">
      <style:text-properties fo:language="de" fo:country="DE"/>
    </style:style>
    <style:style style:name="T95" style:parent-style-name="Absatz-Standardschriftart" style:family="text">
      <style:text-properties fo:language="de" fo:country="DE"/>
    </style:style>
    <style:style style:name="T96" style:parent-style-name="Absatz-Standardschriftart" style:family="text">
      <style:text-properties fo:language="de" fo:country="DE"/>
    </style:style>
    <style:style style:name="T97" style:parent-style-name="Absatz-Standardschriftart" style:family="text">
      <style:text-properties fo:language="de" fo:country="DE"/>
    </style:style>
    <style:style style:name="T98" style:parent-style-name="Absatz-Standardschriftart" style:family="text">
      <style:text-properties fo:language="de" fo:country="DE"/>
    </style:style>
    <style:style style:name="T99" style:parent-style-name="Absatz-Standardschriftart" style:family="text">
      <style:text-properties fo:language="de" fo:country="DE"/>
    </style:style>
    <style:style style:name="T100" style:parent-style-name="Absatz-Standardschriftart" style:family="text">
      <style:text-properties fo:language="de" fo:country="DE"/>
    </style:style>
    <style:style style:name="T101" style:parent-style-name="Absatz-Standardschriftart" style:family="text">
      <style:text-properties fo:language="de" fo:country="DE"/>
    </style:style>
    <style:style style:name="T102" style:parent-style-name="Absatz-Standardschriftart" style:family="text">
      <style:text-properties fo:language="de" fo:country="DE"/>
    </style:style>
    <style:style style:name="T103" style:parent-style-name="Absatz-Standardschriftart" style:family="text">
      <style:text-properties fo:language="de" fo:country="DE"/>
    </style:style>
    <style:style style:name="T104" style:parent-style-name="Absatz-Standardschriftart" style:family="text">
      <style:text-properties fo:language="de" fo:country="DE"/>
    </style:style>
    <style:style style:name="T105" style:parent-style-name="Absatz-Standardschriftart" style:family="text">
      <style:text-properties fo:language="de" fo:country="DE"/>
    </style:style>
    <style:style style:name="T106" style:parent-style-name="Absatz-Standardschriftart" style:family="text">
      <style:text-properties fo:language="de" fo:country="DE"/>
    </style:style>
    <style:style style:name="T107" style:parent-style-name="Absatz-Standardschriftart" style:family="text">
      <style:text-properties fo:language="de" fo:country="DE"/>
    </style:style>
    <style:style style:name="T108" style:parent-style-name="Absatz-Standardschriftart" style:family="text">
      <style:text-properties fo:language="de" fo:country="DE"/>
    </style:style>
    <style:style style:name="T109" style:parent-style-name="Absatz-Standardschriftart" style:family="text">
      <style:text-properties fo:language="de" fo:country="DE"/>
    </style:style>
    <style:style style:name="T110" style:parent-style-name="Kommentarzeichen" style:family="text">
      <style:text-properties style:font-name-complex="Mangal"/>
    </style:style>
    <style:style style:name="T111" style:parent-style-name="Absatz-Standardschriftart" style:family="text">
      <style:text-properties fo:language="de" fo:country="DE"/>
    </style:style>
    <style:style style:name="T112" style:parent-style-name="Absatz-Standardschriftart" style:family="text">
      <style:text-properties fo:language="de" fo:country="DE"/>
    </style:style>
    <style:style style:name="T113" style:parent-style-name="Absatz-Standardschriftart" style:family="text">
      <style:text-properties fo:language="de" fo:country="DE"/>
    </style:style>
    <style:style style:name="T114" style:parent-style-name="Absatz-Standardschriftart" style:family="text">
      <style:text-properties fo:language="de" fo:country="DE"/>
    </style:style>
    <style:style style:name="T115" style:parent-style-name="Absatz-Standardschriftart" style:family="text">
      <style:text-properties fo:language="de" fo:country="DE"/>
    </style:style>
    <style:style style:name="T116" style:parent-style-name="Absatz-Standardschriftart" style:family="text">
      <style:text-properties fo:language="de" fo:country="DE"/>
    </style:style>
    <style:style style:name="T117" style:parent-style-name="Absatz-Standardschriftart" style:family="text">
      <style:text-properties fo:language="de" fo:country="DE"/>
    </style:style>
    <style:style style:name="T118" style:parent-style-name="Absatz-Standardschriftart" style:family="text">
      <style:text-properties fo:language="de" fo:country="DE"/>
    </style:style>
    <style:style style:name="T119" style:parent-style-name="Kommentarzeichen" style:family="text">
      <style:text-properties style:font-name-complex="Mangal"/>
    </style:style>
    <style:style style:name="T120" style:parent-style-name="Absatz-Standardschriftart" style:family="text">
      <style:text-properties fo:language="de" fo:country="DE"/>
    </style:style>
    <style:style style:name="T121" style:parent-style-name="Absatz-Standardschriftart" style:family="text">
      <style:text-properties fo:language="de" fo:country="DE"/>
    </style:style>
    <style:style style:name="T122" style:parent-style-name="Absatz-Standardschriftart" style:family="text">
      <style:text-properties fo:language="de" fo:country="DE"/>
    </style:style>
    <style:style style:name="T123" style:parent-style-name="Absatz-Standardschriftart" style:family="text">
      <style:text-properties fo:language="de" fo:country="DE"/>
    </style:style>
    <style:style style:name="T124" style:parent-style-name="Absatz-Standardschriftart" style:family="text">
      <style:text-properties fo:language="de" fo:country="DE"/>
    </style:style>
    <style:style style:name="T125" style:parent-style-name="Absatz-Standardschriftart" style:family="text">
      <style:text-properties fo:language="de" fo:country="DE"/>
    </style:style>
    <style:style style:name="T126" style:parent-style-name="Absatz-Standardschriftart" style:family="text">
      <style:text-properties fo:language="de" fo:country="DE"/>
    </style:style>
    <style:style style:name="T127" style:parent-style-name="Absatz-Standardschriftart" style:family="text">
      <style:text-properties fo:language="de" fo:country="DE"/>
    </style:style>
    <style:style style:name="T128" style:parent-style-name="Absatz-Standardschriftart" style:family="text">
      <style:text-properties fo:language="de" fo:country="DE"/>
    </style:style>
    <style:style style:name="T129" style:parent-style-name="Absatz-Standardschriftart" style:family="text">
      <style:text-properties fo:language="de" fo:country="DE"/>
    </style:style>
    <style:style style:name="T130" style:parent-style-name="Absatz-Standardschriftart" style:family="text">
      <style:text-properties fo:language="de" fo:country="DE"/>
    </style:style>
    <style:style style:name="T131" style:parent-style-name="Absatz-Standardschriftart" style:family="text">
      <style:text-properties fo:language="de" fo:country="DE"/>
    </style:style>
    <style:style style:name="T132" style:parent-style-name="Absatz-Standardschriftart" style:family="text">
      <style:text-properties fo:language="de" fo:country="DE"/>
    </style:style>
    <style:style style:name="T133" style:parent-style-name="Absatz-Standardschriftart" style:family="text">
      <style:text-properties fo:language="de" fo:country="DE"/>
    </style:style>
    <style:style style:name="T134" style:parent-style-name="Absatz-Standardschriftart" style:family="text">
      <style:text-properties fo:language="de" fo:country="DE"/>
    </style:style>
    <style:style style:name="T135" style:parent-style-name="Absatz-Standardschriftart" style:family="text">
      <style:text-properties fo:language="de" fo:country="DE"/>
    </style:style>
    <style:style style:name="T136" style:parent-style-name="Absatz-Standardschriftart" style:family="text">
      <style:text-properties fo:language="de" fo:country="DE"/>
    </style:style>
    <style:style style:name="T137" style:parent-style-name="Absatz-Standardschriftart" style:family="text">
      <style:text-properties fo:language="de" fo:country="DE"/>
    </style:style>
    <style:style style:name="T138" style:parent-style-name="Absatz-Standardschriftart" style:family="text">
      <style:text-properties fo:language="de" fo:country="DE"/>
    </style:style>
    <style:style style:name="T139" style:parent-style-name="Absatz-Standardschriftart" style:family="text">
      <style:text-properties fo:language="de" fo:country="DE"/>
    </style:style>
    <style:style style:name="T140" style:parent-style-name="Absatz-Standardschriftart" style:family="text">
      <style:text-properties fo:language="de" fo:country="DE"/>
    </style:style>
    <style:style style:name="T141" style:parent-style-name="Absatz-Standardschriftart" style:family="text">
      <style:text-properties fo:language="de" fo:country="DE"/>
    </style:style>
    <style:style style:name="T142" style:parent-style-name="Absatz-Standardschriftart" style:family="text">
      <style:text-properties fo:language="de" fo:country="DE"/>
    </style:style>
    <style:style style:name="T143" style:parent-style-name="Absatz-Standardschriftart" style:family="text">
      <style:text-properties fo:language="de" fo:country="DE"/>
    </style:style>
    <style:style style:name="T144" style:parent-style-name="Absatz-Standardschriftart" style:family="text">
      <style:text-properties fo:language="de" fo:country="DE"/>
    </style:style>
    <style:style style:name="T145" style:parent-style-name="Absatz-Standardschriftart" style:family="text">
      <style:text-properties fo:language="de" fo:country="DE"/>
    </style:style>
    <style:style style:name="T146" style:parent-style-name="Absatz-Standardschriftart" style:family="text">
      <style:text-properties fo:language="de" fo:country="DE"/>
    </style:style>
    <style:style style:name="T147" style:parent-style-name="Absatz-Standardschriftart" style:family="text">
      <style:text-properties fo:language="de" fo:country="DE"/>
    </style:style>
    <style:style style:name="T148" style:parent-style-name="Absatz-Standardschriftart" style:family="text">
      <style:text-properties fo:language="de" fo:country="DE"/>
    </style:style>
    <style:style style:name="T149" style:parent-style-name="Absatz-Standardschriftart" style:family="text">
      <style:text-properties fo:language="de" fo:country="DE"/>
    </style:style>
    <style:style style:name="T150" style:parent-style-name="Absatz-Standardschriftart" style:family="text">
      <style:text-properties fo:language="de" fo:country="DE"/>
    </style:style>
    <style:style style:name="T151" style:parent-style-name="Kommentarzeichen" style:family="text">
      <style:text-properties style:font-name-complex="Mangal"/>
    </style:style>
    <style:style style:name="P152" style:parent-style-name="Überschrift1" style:family="paragraph">
      <style:text-properties fo:language="de" fo:country="DE"/>
    </style:style>
    <style:style style:name="T153" style:parent-style-name="Absatz-Standardschriftart" style:family="text">
      <style:text-properties fo:language="de" fo:country="DE"/>
    </style:style>
    <style:style style:name="T154" style:parent-style-name="Absatz-Standardschriftart" style:family="text">
      <style:text-properties fo:language="de" fo:country="DE"/>
    </style:style>
    <style:style style:name="T155" style:parent-style-name="Absatz-Standardschriftart" style:family="text">
      <style:text-properties fo:language="de" fo:country="DE"/>
    </style:style>
    <style:style style:name="T156" style:parent-style-name="Absatz-Standardschriftart" style:family="text">
      <style:text-properties fo:language="de" fo:country="DE"/>
    </style:style>
    <style:style style:name="T157" style:parent-style-name="Absatz-Standardschriftart" style:family="text">
      <style:text-properties fo:language="de" fo:country="DE"/>
    </style:style>
    <style:style style:name="T158" style:parent-style-name="Absatz-Standardschriftart" style:family="text">
      <style:text-properties fo:language="de" fo:country="DE"/>
    </style:style>
    <style:style style:name="T159" style:parent-style-name="Absatz-Standardschriftart" style:family="text">
      <style:text-properties fo:language="de" fo:country="DE"/>
    </style:style>
    <style:style style:name="T160" style:parent-style-name="Absatz-Standardschriftart" style:family="text">
      <style:text-properties fo:language="de" fo:country="DE"/>
    </style:style>
    <style:style style:name="T161" style:parent-style-name="Absatz-Standardschriftart" style:family="text">
      <style:text-properties fo:language="de" fo:country="DE"/>
    </style:style>
    <style:style style:name="T162" style:parent-style-name="Absatz-Standardschriftart" style:family="text">
      <style:text-properties fo:language="de" fo:country="DE"/>
    </style:style>
  </office:automatic-styles>
  <office:body>
    <office:text text:use-soft-page-breaks="true">
      <text:p text:style-name="P1">Dokumentation</text:p>
      <text:h text:style-name="P2" text:outline-level="1">Ziel:</text:h>
      <text:p text:style-name="P3">Mit Hilfe des<text:s/>Hamming<text:s/>Moduls<text:s/>lassen sich<text:s/>in<text:s/>Python leicht Hamming-Codes<text:s/>codieren und decodieren. Der Hamming-Code ist ein fehlerkorrigierender Zusatz,<text:s/>welcher mit<text:s/>Daten verschickt wird, um<text:s/>fehlerhafte<text:s/>Übertragungen zu vermeiden.</text:p>
      <text:h text:style-name="P4" text:outline-level="1">Nutzung:</text:h>
      <text:p text:style-name="P5">Als erstes<text:s/>importiert<text:s/>man das<text:s/>Modul:</text:p>
      <text:p text:style-name="P6">from Hamming import encode_hamming, decode_hamming</text:p>
      <text:p text:style-name="Textbody"><text:span text:style-name="T7">Aus</text:span><text:span text:style-name="T8"><text:s/>dem<text:s/></text:span><text:span text:style-name="T9">M</text:span><text:span text:style-name="T10">odul werden<text:s/></text:span><text:span text:style-name="T11">die<text:s/></text:span><text:span text:style-name="T12">zwei<text:s/></text:span><text:span text:style-name="T13">F</text:span><text:span text:style-name="T14">unktionen</text:span><text:span text:style-name="T15"><text:s/></text:span><text:span text:style-name="T16">encode_hamming<text:s/></text:span><text:span text:style-name="T17">und</text:span><text:span text:style-name="T18"><text:s/>decode_hamming</text:span><text:span text:style-name="T19"><text:s/>verwendet</text:span><text:span text:style-name="T20">.<text:s/></text:span><text:span text:style-name="T21"><office:annotation office:name="0" xml:id="626217972"><dc:creator>User</dc:creator><dc:date>2021-12-02T14:17:00</dc:date><text:p text:style-name="Kommentartext"><text:span text:style-name="T22">in welchem Sinn “nehmen”? als E</text:span><text:span text:style-name="T23">ingabe?</text:span></text:p></office:annotation>Sie nehmen beide ein bits-ähnliches<text:s/></text:span><text:span text:style-name="T24">O</text:span><text:span text:style-name="T25">bjekt<text:s/></text:span><text:span text:style-name="T26">wie ein</text:span><text:span text:style-name="T27">en</text:span><text:span text:style-name="T28"><text:s/></text:span><text:span text:style-name="T29">S</text:span><text:span text:style-name="T30">tring, eine<text:s/></text:span><text:span text:style-name="T31">L</text:span><text:span text:style-name="T32">iste oder ein</text:span><text:span text:style-name="T33">en</text:span><text:span text:style-name="T34"><text:s/></text:span><text:span text:style-name="T35">B</text:span><text:span text:style-name="T36">itarray</text:span><text:span text:style-name="T37"><office:annotation-end office:name="0"/><text:s/>und</text:span><text:span text:style-name="T38"/><text:span text:style-name="T39"><text:s/>kreieren<text:s/></text:span><text:span text:style-name="T40">C</text:span><text:span text:style-name="T41">odes oder de</text:span><text:span text:style-name="T42">c</text:span><text:span text:style-name="T43">odieren diese dann. Die<text:s/></text:span><text:span text:style-name="T44">R</text:span><text:span text:style-name="T45">ückgabe ist ein<text:s/></text:span><text:span text:style-name="T46"><office:annotation office:name="1" xml:id="626218018"><dc:creator>User</dc:creator><dc:date>2021-12-02T14:18:00</dc:date><text:p text:style-name="Kommentartext"><text:span text:style-name="T47">was ist das und wie w</text:span><text:span text:style-name="T48">ird es geschrieben?</text:span></text:p></office:annotation>bits-ähnliches<text:s/></text:span><text:span text:style-name="T49">O</text:span><text:span text:style-name="T50">bjekt</text:span><text:span text:style-name="T51"><office:annotation-end office:name="1"/></text:span><text:span text:style-name="T52"><text:s/>mit<text:s/></text:span><text:span text:style-name="T53">dem</text:span><text:span text:style-name="T54">selben</text:span><text:span text:style-name="T55"><text:s/></text:span><text:span text:style-name="T56">D</text:span><text:span text:style-name="T57">atentyp<text:s/></text:span><text:span text:style-name="T58">wie die</text:span><text:span text:style-name="T59"><text:s/>Eingabe.</text:span></text:p>
      <text:p text:style-name="P60">Beispiele:</text:p>
      <text:p text:style-name="P61">bits = “100101”</text:p>
      <text:p text:style-name="P62">ham = encode_hamming(bits)</text:p>
      <text:p text:style-name="P63">bits = decode_hamming(ham)</text:p>
      <text:p text:style-name="P64">print(bits)</text:p>
      <text:p text:style-name="P65"><text:span text:style-name="T66"><office:annotation office:name="2" xml:id="626218193"><dc:creator>User</dc:creator><dc:date>2021-12-02T14:21:00</dc:date><text:p text:style-name="Kommentartext">ist das # ein Tippfehler?</text:p></office:annotation>#<text:s/></text:span><text:span text:style-name="T67"><office:annotation-end office:name="2"/></text:span><text:span text:style-name="T68">Rückgabe: 100101</text:span></text:p>
      <text:h text:style-name="P69" text:outline-level="1">Funktionsweise:</text:h>
      <text:p text:style-name="Textbody"><text:span text:style-name="T70">Um Hamming<text:s/></text:span><text:span text:style-name="T71">C</text:span><text:span text:style-name="T72">odes zu erstellen, fügt man zu den<text:s/></text:span><text:span text:style-name="T73">B</text:span><text:span text:style-name="T74">its an alle<text:s/></text:span><text:span text:style-name="T75">S</text:span><text:span text:style-name="T76">tellen<text:s/></text:span><text:span text:style-name="T77"><office:annotation office:name="3" xml:id="626218224"><dc:creator>User</dc:creator><dc:date>2021-12-02T14:21:00</dc:date><text:p text:style-name="Kommentartext"><text:span text:style-name="T78">soll das 2**x heißen? der g</text:span><text:span text:style-name="T79">anze Satz ist ein ganz kleines bisschen lost</text:span></text:p></office:annotation>2**x</text:span><text:span text:style-name="T80"><office:annotation-end office:name="3"/></text:span><text:span text:style-name="T81"><text:s/>eine<text:s/></text:span><text:span text:style-name="T82">Z</text:span><text:span text:style-name="T83">ahl ein. Die<text:s/></text:span><text:span text:style-name="T84">Z</text:span><text:span text:style-name="T85">ahl</text:span><text:span text:style-name="T86">,</text:span><text:span text:style-name="T87"><text:s/>die in dieser Verteilung eingefügt wird, wird generiert</text:span><text:span text:style-name="T88">,</text:span><text:span text:style-name="T89"><text:s/></text:span><text:span text:style-name="T90"><office:annotation office:name="4" xml:id="626218319"><dc:creator>User</dc:creator><dc:date>2021-12-02T14:23:00</dc:date><text:p text:style-name="Kommentartext"><text:span text:style-name="T91">den Teil vom Satz verstehen ic</text:span><text:span text:style-name="T92">h nicht :(</text:span></text:p></office:annotation>indem die<text:s/></text:span><text:span text:style-name="T93">Z</text:span><text:span text:style-name="T94">ahlen der<text:s/></text:span><text:span text:style-name="T95">S</text:span><text:span text:style-name="T96">tellen aller<text:s/></text:span><text:span text:style-name="T97">E</text:span><text:span text:style-name="T98">insen in den<text:s/></text:span><text:span text:style-name="T99">B</text:span><text:span text:style-name="T100">its (</text:span><text:span text:style-name="T101">S</text:span><text:span text:style-name="T102">tellen na</text:span><text:span text:style-name="T103">ch dem hypot</text:span><text:span text:style-name="T104">h</text:span><text:span text:style-name="T105">etische</text:span><text:span text:style-name="T106">n</text:span><text:span text:style-name="T107"><text:s/>Einfügen des<text:s/></text:span><text:span text:style-name="T108">C</text:span><text:span text:style-name="T109">odes) mit einem XOR kombiniert werden.</text:span><text:span text:style-name="T110"><office:annotation-end office:name="4"/></text:span></text:p>
      <text:p text:style-name="Textbody"><text:span text:style-name="T111">Für die<text:s/></text:span><text:span text:style-name="T112">D</text:span><text:span text:style-name="T113">e</text:span><text:span text:style-name="T114">c</text:span><text:span text:style-name="T115">odierung berechnet man diese Zahl wieder<text:s/></text:span><text:span text:style-name="T116"><office:annotation office:name="5" xml:id="626218353"><dc:creator>User</dc:creator><dc:date>2021-12-02T14:23:00</dc:date><text:p text:style-name="Kommentartext">kannst du nochmal sagen welche</text:p></office:annotation>mit den<text:s/></text:span><text:span text:style-name="T117">D</text:span><text:span text:style-name="T118">atenbits</text:span><text:span text:style-name="T119"><office:annotation-end office:name="5"/></text:span><text:span text:style-name="T120">. Diese und die Korrekturbits können dan</text:span><text:span text:style-name="T121">n</text:span><text:span text:style-name="T122"><text:s/>mit einem XOR kombiniert werden.<text:s/></text:span><text:span text:style-name="T123">Ist das Ergebnis</text:span><text:span text:style-name="T124"><text:s/>eine 0</text:span><text:span text:style-name="T125">, liegen keine<text:s/></text:span><text:span text:style-name="T126">F</text:span><text:span text:style-name="T127">ehler<text:s/></text:span><text:span text:style-name="T128">vor.<text:s/></text:span><text:span text:style-name="T129">Ergibt sich</text:span><text:span text:style-name="T130"><text:s/>etwas anderes</text:span><text:span text:style-name="T131">,<text:s/></text:span><text:span text:style-name="T132"><office:annotation office:name="6" xml:id="626218657"><dc:creator>User</dc:creator><dc:date>2021-12-02T14:28:00</dc:date><text:p text:style-name="Kommentartext">Schachtelsatz und ziemlich umgangssprachlich</text:p></office:annotation>gibt es entweder einen<text:s/></text:span><text:span text:style-name="T133">F</text:span><text:span text:style-name="T134">ehler, in welchem<text:s/></text:span><text:span text:style-name="T135">F</text:span><text:span text:style-name="T136">all die<text:s/></text:span><text:span text:style-name="T137">A</text:span><text:span text:style-name="T138">usgabe dieser<text:s/></text:span><text:span text:style-name="T139">R</text:span><text:span text:style-name="T140">echner die<text:s/></text:span><text:span text:style-name="T141">P</text:span><text:span text:style-name="T142">osition des falschen<text:s/></text:span><text:span text:style-name="T143">B</text:span><text:span text:style-name="T144">its ist, oder mehrere<text:s/></text:span><text:span text:style-name="T145">F</text:span><text:span text:style-name="T146">ehler, in welchem<text:s/></text:span><text:span text:style-name="T147">F</text:span><text:span text:style-name="T148">all man die<text:s/></text:span><text:span text:style-name="T149">k</text:span><text:span text:style-name="T150">orrekte Ausgabe nicht bestimmen kann.</text:span><text:span text:style-name="T151"><office:annotation-end office:name="6"/></text:span></text:p>
      <text:h text:style-name="P152" text:outline-level="1">Beispielprogramm:</text:h>
      <text:p text:style-name="Textbody"><text:span text:style-name="T153">Als<text:s/></text:span><text:span text:style-name="T154">B</text:span><text:span text:style-name="T155">eispielprogramm liegt example.py vor. Dieses nimmt als<text:s/></text:span><text:span text:style-name="T156">I</text:span><text:span text:style-name="T157">nput e für codieren, d für dekodieren und q um es zu stoppen. Es fragt nach den<text:s/></text:span><text:span text:style-name="T158">B</text:span><text:span text:style-name="T159">its an denen gearbeitet werden soll. Es codiert oder de</text:span><text:span text:style-name="T160">c</text:span><text:span text:style-name="T161">odiert diese dann und gibt das Ergebnis z</text:span><text:span text:style-name="T162">urüc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Alma Mono" svg:font-family="Alma Mon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style:font-name-complex="Mangal"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style:font-name-complex="Mangal" fo:font-size="10pt" style:font-size-asian="10pt" style:font-size-complex="9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kas Baumann</meta:initial-creator>
    <dc:creator>User</dc:creator>
    <meta:creation-date>2021-12-02T12:39:00Z</meta:creation-date>
    <dc:date>2021-12-02T13:29:00Z</dc:date>
    <meta:template xlink:href="Normal" xlink:type="simple"/>
    <meta:editing-cycles>12</meta:editing-cycles>
    <meta:editing-duration>PT0S</meta:editing-duration>
    <meta:document-statistic meta:page-count="1" meta:paragraph-count="3" meta:word-count="241" meta:character-count="1760" meta:row-count="12" meta:non-whitespace-character-count="1522"/>
  </office:meta>
</office:document-meta>
</file>